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6a0c"/>
    </style:style>
    <style:style style:name="P2" style:family="paragraph" style:parent-style-name="Standard">
      <style:text-properties officeooo:rsid="0011cf06" officeooo:paragraph-rsid="0011cf06"/>
    </style:style>
    <style:style style:name="P3" style:family="paragraph" style:parent-style-name="Standard">
      <style:text-properties officeooo:rsid="00130777" officeooo:paragraph-rsid="00130777"/>
    </style:style>
    <style:style style:name="P4" style:family="paragraph" style:parent-style-name="Standard">
      <style:text-properties officeooo:rsid="0013decf" officeooo:paragraph-rsid="0013decf"/>
    </style:style>
    <style:style style:name="T1" style:family="text">
      <style:text-properties officeooo:rsid="001307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Questions??</text:p>
      <text:p text:style-name="P2"/>
      <text:p text:style-name="P2">1. How many brands are there at a particular place?</text:p>
      <text:p text:style-name="P2"/>
      <text:p text:style-name="P2">2. <text:span text:style-name="T1">Which brand are mostly used and at which places?</text:span></text:p>
      <text:p text:style-name="P2"/>
      <text:p text:style-name="P3">3. Which route is expensive?</text:p>
      <text:p text:style-name="P3"/>
      <text:p text:style-name="P4">4. How much oil is consumed during public holiday compared to normal days?</text:p>
      <text:p text:style-name="P4"/>
      <text:p text:style-name="P4">5. Version per br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2:09:50.971127510</meta:creation-date>
    <dc:date>2018-08-25T00:12:01.120211626</dc:date>
    <meta:editing-duration>PT2H30M3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6" meta:word-count="43" meta:character-count="235" meta:non-whitespace-character-count="198"/>
  </office:meta>
</office:document-meta>
</file>